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9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office:value-type="string">
            <text:p>N° Election;Election;Code Commune;Commune;N° Bureau;Bureau;Circonscritpion;Canton;Inscrits;Votants;Nuls;Blancs;Exprimés;Procurations;N° Candidat;Candidat;Nombre de Voix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5;Liste ALIOT Louis <text:s text:c="32"/>;36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6;Liste ROCHEFORT Robert <text:s text:c="27"/>;23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9;Liste MELENCHON Jean-Luc <text:s text:c="25"/>;32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3;Liste ROZIÈRE Virginie <text:s text:c="27"/>;58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4;Liste BOVÉ José <text:s text:c="34"/>;69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5;Liste ALLIOT-MARIE Michèle <text:s text:c="23"/>;78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6;Liste BOUSSION Joseph <text:s text:c="28"/>;27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2;367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5;Liste ALIOT Louis <text:s text:c="32"/>;32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6;Liste ROCHEFORT Robert <text:s text:c="27"/>;3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3;Liste ROZIÈRE Virginie <text:s text:c="27"/>;6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4;Liste BOVÉ José <text:s text:c="34"/>;117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5;Liste ALLIOT-MARIE Michèle <text:s text:c="23"/>;41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6;Liste BOUSSION Joseph <text:s text:c="28"/>;2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5;371;2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5;Liste ALIOT Louis <text:s text:c="32"/>;38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3;Liste ROZIÈRE Virginie <text:s text:c="27"/>;7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4;Liste BOVÉ José <text:s text:c="34"/>;128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5;Liste ALLIOT-MARIE Michèle <text:s text:c="23"/>;58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22;Liste LESELLIER Pascal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3;417;1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5;Liste ALIOT Louis <text:s text:c="32"/>;47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6;Liste ROCHEFORT Robert <text:s text:c="27"/>;55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4;Liste BOVÉ José <text:s text:c="34"/>;74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5;Liste ALLIOT-MARIE Michèle <text:s text:c="23"/>;7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5;420;2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5;Liste ALIOT Louis <text:s text:c="32"/>;37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6;Liste ROCHEFORT Robert <text:s text:c="27"/>;51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1;Liste MAHUET Eric <text:s text:c="32"/>;8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3;Liste ROZIÈRE Virginie <text:s text:c="27"/>;101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4;Liste BOVÉ José <text:s text:c="34"/>;117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5;Liste ALLIOT-MARIE Michèle <text:s text:c="23"/>;61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21;Liste MARTINEZ Jean-Claude <text:s text:c="23"/>;8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2;477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5;Liste ALIOT Louis <text:s text:c="32"/>;3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6;Liste ROCHEFORT Robert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9;Liste MELENCHON Jean-Luc <text:s text:c="25"/>;5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3;Liste ROZIÈRE Virginie <text:s text:c="27"/>;91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4;Liste BOVÉ José <text:s text:c="34"/>;114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5;Liste ALLIOT-MARIE Michèle <text:s text:c="23"/>;44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19;Liste CHAMAGNE Régis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6;438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5;Liste ALIOT Louis <text:s text:c="32"/>;66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6;Liste ROCHEFORT Robert <text:s text:c="27"/>;65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9;Liste MELENCHON Jean-Luc <text:s text:c="25"/>;62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3;Liste ROZIÈRE Virginie <text:s text:c="27"/>;76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4;Liste BOVÉ José <text:s text:c="34"/>;63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5;Liste ALLIOT-MARIE Michèle <text:s text:c="23"/>;108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7;490;1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5;Liste ALIOT Louis <text:s text:c="32"/>;65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6;Liste ROCHEFORT Robert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7;Liste MARTY Philippe <text:s text:c="29"/>;11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9;Liste MELENCHON Jean-Luc <text:s text:c="25"/>;48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3;Liste ROZIÈRE Virginie <text:s text:c="27"/>;98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4;Liste BOVÉ José <text:s text:c="34"/>;122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5;Liste ALLIOT-MARIE Michèle <text:s text:c="23"/>;114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6;Liste BOUSSION Joseph <text:s text:c="28"/>;33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;581;1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5;Liste ALIOT Louis <text:s text:c="32"/>;65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6;Liste ROCHEFORT Robert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9;Liste MELENCHON Jean-Luc <text:s text:c="25"/>;76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0;Liste HUSSET Marie Jeanne <text:s text:c="24"/>;1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3;Liste ROZIÈRE Virginie <text:s text:c="27"/>;79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4;Liste BOVÉ José <text:s text:c="34"/>;146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5;Liste ALLIOT-MARIE Michèle <text:s text:c="23"/>;64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6;Liste BOUSSION Joseph <text:s text:c="28"/>;51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24;Liste CAMUS Renaud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7;573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5;Liste ALIOT Louis <text:s text:c="32"/>;71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9;Liste MELENCHON Jean-Luc <text:s text:c="25"/>;61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1;Liste MAHUET Eric <text:s text:c="32"/>;1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3;Liste ROZIÈRE Virginie <text:s text:c="27"/>;103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4;Liste BOVÉ José <text:s text:c="34"/>;153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5;Liste ALLIOT-MARIE Michèle <text:s text:c="23"/>;45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6;Liste BOUSSION Joseph <text:s text:c="28"/>;36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11;547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5;Liste ALIOT Louis <text:s text:c="32"/>;6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6;Liste ROCHEFORT Robert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9;Liste MELENCHON Jean-Luc <text:s text:c="25"/>;61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1;Liste MAHUET Eric <text:s text:c="32"/>;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3;Liste ROZIÈRE Virginie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4;Liste BOVÉ José <text:s text:c="34"/>;10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5;Liste ALLIOT-MARIE Michèle <text:s text:c="23"/>;65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6;Liste BOUSSION Joseph <text:s text:c="28"/>;3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22;Liste LESELLIER Pascal <text:s text:c="27"/>;15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3;524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5;Liste ALIOT Louis <text:s text:c="32"/>;7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6;Liste ROCHEFORT Robert <text:s text:c="27"/>;45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1;Liste MAHUET Eric <text:s text:c="32"/>;8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3;Liste ROZIÈRE Virginie <text:s text:c="27"/>;71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4;Liste BOVÉ José <text:s text:c="34"/>;98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5;Liste ALLIOT-MARIE Michèle <text:s text:c="23"/>;89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6;Liste BOUSSION Joseph <text:s text:c="28"/>;22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5;491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5;Liste ALIOT Louis <text:s text:c="32"/>;57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1;Liste MAHUET Eric <text:s text:c="32"/>;1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3;Liste ROZIÈRE Virginie <text:s text:c="27"/>;97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4;Liste BOVÉ José <text:s text:c="34"/>;14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5;Liste ALLIOT-MARIE Michèle <text:s text:c="23"/>;59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6;Liste BOUSSION Joseph <text:s text:c="28"/>;26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21;Liste MARTINEZ Jean-Claude <text:s text:c="23"/>;9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9;547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5;Liste ALIOT Louis <text:s text:c="32"/>;71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6;Liste ROCHEFORT Robert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7;Liste MARTY Philippe <text:s text:c="29"/>;11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9;Liste MELENCHON Jean-Luc <text:s text:c="25"/>;47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3;Liste ROZIÈRE Virginie <text:s text:c="27"/>;105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4;Liste BOVÉ José <text:s text:c="34"/>;138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5;Liste ALLIOT-MARIE Michèle <text:s text:c="23"/>;112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6;Liste BOUSSION Joseph <text:s text:c="28"/>;33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4;634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6;Liste ROCHEFORT Robert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9;Liste MELENCHON Jean-Luc <text:s text:c="25"/>;51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1;Liste MAHUET Eric <text:s text:c="32"/>;7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3;Liste ROZIÈRE Virginie <text:s text:c="27"/>;118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4;Liste BOVÉ José <text:s text:c="34"/>;98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5;Liste ALLIOT-MARIE Michèle <text:s text:c="23"/>;69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6;Liste BOUSSION Joseph <text:s text:c="28"/>;29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7;Liste LENNE Francis <text:s text:c="30"/>;8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21;Liste MARTINEZ Jean-Claude <text:s text:c="23"/>;9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3;551;1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6;Liste ROCHEFORT Robert <text:s text:c="27"/>;34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0;Liste HUSSET Marie Jeanne <text:s text:c="24"/>;11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3;Liste ROZIÈRE Virginie <text:s text:c="27"/>;92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4;Liste BOVÉ José <text:s text:c="34"/>;101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5;Liste ALLIOT-MARIE Michèle <text:s text:c="23"/>;62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6;Liste BOUSSION Joseph <text:s text:c="28"/>;21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11;458;1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5;Liste ALIOT Louis <text:s text:c="32"/>;6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6;Liste ROCHEFORT Robert <text:s text:c="27"/>;45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7;Liste MARTY Philippe <text:s text:c="29"/>;13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9;Liste MELENCHON Jean-Luc <text:s text:c="25"/>;64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1;Liste MAHUET Eric <text:s text:c="32"/>;6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3;Liste ROZIÈRE Virginie <text:s text:c="27"/>;112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4;Liste BOVÉ José <text:s text:c="34"/>;102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5;Liste ALLIOT-MARIE Michèle <text:s text:c="23"/>;78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4;526;12;25;Liste GROS Martine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5;Liste ALIOT Louis <text:s text:c="32"/>;55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6;Liste ROCHEFORT Robert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3;Liste ROZIÈRE Virginie <text:s text:c="27"/>;54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4;Liste BOVÉ José <text:s text:c="34"/>;6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5;Liste ALLIOT-MARIE Michèle <text:s text:c="23"/>;39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6;309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5;Liste ALIOT Louis <text:s text:c="32"/>;113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6;Liste ROCHEFORT Robert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1;Liste MAHUET Eric <text:s text:c="32"/>;7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3;Liste ROZIÈRE Virginie <text:s text:c="27"/>;78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4;Liste BOVÉ José <text:s text:c="34"/>;101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5;Liste ALLIOT-MARIE Michèle <text:s text:c="23"/>;89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6;Liste BOUSSION Joseph <text:s text:c="28"/>;3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8;Liste NÈGRE Anne <text:s text:c="33"/>;7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11;544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5;Liste ALIOT Louis <text:s text:c="32"/>;91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9;Liste MELENCHON Jean-Luc <text:s text:c="25"/>;29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4;Liste BOVÉ José <text:s text:c="34"/>;62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5;Liste ALLIOT-MARIE Michèle <text:s text:c="23"/>;114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5;486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5;Liste ALIOT Louis <text:s text:c="32"/>;8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6;Liste ROCHEFORT Robert <text:s text:c="27"/>;74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7;Liste MARTY Philippe <text:s text:c="29"/>;1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9;Liste MELENCHON Jean-Luc <text:s text:c="25"/>;6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0;Liste HUSSET Marie Jeanne <text:s text:c="24"/>;1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3;Liste ROZIÈRE Virginie <text:s text:c="27"/>;172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4;Liste BOVÉ José <text:s text:c="34"/>;9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5;Liste ALLIOT-MARIE Michèle <text:s text:c="23"/>;118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22;Liste LESELLIER Pascal <text:s text:c="27"/>;21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9;690;1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5;Liste ALIOT Louis <text:s text:c="32"/>;75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9;Liste MELENCHON Jean-Luc <text:s text:c="25"/>;44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3;Liste ROZIÈRE Virginie <text:s text:c="27"/>;10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4;Liste BOVÉ José <text:s text:c="34"/>;66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5;Liste ALLIOT-MARIE Michèle <text:s text:c="23"/>;89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6;Liste BOUSSION Joseph <text:s text:c="28"/>;3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7;506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5;Liste ALIOT Louis <text:s text:c="32"/>;4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9;Liste MELENCHON Jean-Luc <text:s text:c="25"/>;63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1;Liste MAHUET Eric <text:s text:c="32"/>;1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3;Liste ROZIÈRE Virginie <text:s text:c="27"/>;9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4;Liste BOVÉ José <text:s text:c="34"/>;119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5;Liste ALLIOT-MARIE Michèle <text:s text:c="23"/>;53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6;Liste BOUSSION Joseph <text:s text:c="28"/>;32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22;Liste LESELLIER Pascal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10;480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5;Liste ALIOT Louis <text:s text:c="32"/>;81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6;Liste ROCHEFORT Robert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9;Liste MELENCHON Jean-Luc <text:s text:c="25"/>;63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3;Liste ROZIÈRE Virginie <text:s text:c="27"/>;103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4;Liste BOVÉ José <text:s text:c="34"/>;134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5;Liste ALLIOT-MARIE Michèle <text:s text:c="23"/>;67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6;Liste BOUSSION Joseph <text:s text:c="28"/>;36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19;Liste CHAMAGNE Régis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14;575;1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5;Liste ALIOT Louis <text:s text:c="32"/>;89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6;Liste ROCHEFORT Robert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0;Liste HUSSET Marie Jeanne <text:s text:c="24"/>;1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3;Liste ROZIÈRE Virginie <text:s text:c="27"/>;123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4;Liste BOVÉ José <text:s text:c="34"/>;158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5;Liste ALLIOT-MARIE Michèle <text:s text:c="23"/>;156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19;Liste CHAMAGNE Régis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5;735;2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5;Liste ALIOT Louis <text:s text:c="32"/>;99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6;Liste ROCHEFORT Robert <text:s text:c="27"/>;66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3;Liste ROZIÈRE Virginie <text:s text:c="27"/>;113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4;Liste BOVÉ José <text:s text:c="34"/>;8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5;Liste ALLIOT-MARIE Michèle <text:s text:c="23"/>;109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6;Liste BOUSSION Joseph <text:s text:c="28"/>;3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10;612;15;25;Liste GROS Martine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5;Liste ALIOT Louis <text:s text:c="32"/>;7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6;Liste ROCHEFORT Robert <text:s text:c="27"/>;76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9;Liste MELENCHON Jean-Luc <text:s text:c="25"/>;44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3;Liste ROZIÈRE Virginie <text:s text:c="27"/>;126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4;Liste BOVÉ José <text:s text:c="34"/>;106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5;Liste ALLIOT-MARIE Michèle <text:s text:c="23"/>;125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6;Liste BOUSSION Joseph <text:s text:c="28"/>;24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22;Liste LESELLIER Pascal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9;625;1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5;Liste ALIOT Louis <text:s text:c="32"/>;85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6;Liste ROCHEFORT Robert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9;Liste MELENCHON Jean-Luc <text:s text:c="25"/>;56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3;Liste ROZIÈRE Virginie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4;Liste BOVÉ José <text:s text:c="34"/>;108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1;502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5;Liste ALIOT Louis <text:s text:c="32"/>;9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6;Liste ROCHEFORT Robert <text:s text:c="27"/>;44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7;Liste MARTY Philippe <text:s text:c="29"/>;13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3;Liste ROZIÈRE Virginie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4;Liste BOVÉ José <text:s text:c="34"/>;95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5;Liste ALLIOT-MARIE Michèle <text:s text:c="23"/>;86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6;Liste BOUSSION Joseph <text:s text:c="28"/>;28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7;536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5;Liste ALIOT Louis <text:s text:c="32"/>;5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7;Liste MARTY Philippe <text:s text:c="29"/>;16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0;Liste HUSSET Marie Jeanne <text:s text:c="24"/>;17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3;Liste ROZIÈRE Virginie <text:s text:c="27"/>;83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4;Liste BOVÉ José <text:s text:c="34"/>;69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5;Liste ALLIOT-MARIE Michèle <text:s text:c="23"/>;96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9;453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5;Liste ALIOT Louis <text:s text:c="32"/>;61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6;Liste ROCHEFORT Robert <text:s text:c="27"/>;65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7;Liste MARTY Philippe <text:s text:c="29"/>;1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8;Liste PRADALIER Nicole <text:s text:c="27"/>;4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9;Liste MELENCHON Jean-Luc <text:s text:c="25"/>;8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3;Liste ROZIÈRE Virginie <text:s text:c="27"/>;104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4;Liste BOVÉ José <text:s text:c="34"/>;9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5;Liste ALLIOT-MARIE Michèle <text:s text:c="23"/>;157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9;587;2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5;Liste ALIOT Louis <text:s text:c="32"/>;69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3;Liste ROZIÈRE Virginie <text:s text:c="27"/>;49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4;Liste BOVÉ José <text:s text:c="34"/>;86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5;Liste ALLIOT-MARIE Michèle <text:s text:c="23"/>;63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6;384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2;Liste TORREMOCHA Sandra <text:s text:c="26"/>;8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5;Liste ALIOT Louis <text:s text:c="32"/>;79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3;Liste ROZIÈRE Virginie <text:s text:c="27"/>;79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4;Liste BOVÉ José <text:s text:c="34"/>;108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5;Liste ALLIOT-MARIE Michèle <text:s text:c="23"/>;66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8;475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5;Liste ALIOT Louis <text:s text:c="32"/>;81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6;Liste ROCHEFORT Robert <text:s text:c="27"/>;33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9;Liste MELENCHON Jean-Luc <text:s text:c="25"/>;46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3;Liste ROZIÈRE Virginie <text:s text:c="27"/>;94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4;Liste BOVÉ José <text:s text:c="34"/>;78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5;Liste ALLIOT-MARIE Michèle <text:s text:c="23"/>;54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6;Liste BOUSSION Joseph <text:s text:c="28"/>;21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8;453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5;Liste ALIOT Louis <text:s text:c="32"/>;136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6;Liste ROCHEFORT Robert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9;Liste MELENCHON Jean-Luc <text:s text:c="25"/>;33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3;Liste ROZIÈRE Virginie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4;Liste BOVÉ José <text:s text:c="34"/>;62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5;Liste ALLIOT-MARIE Michèle <text:s text:c="23"/>;45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17;443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2;Liste TORREMOCHA Sandra <text:s text:c="26"/>;1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5;Liste ALIOT Louis <text:s text:c="32"/>;11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6;Liste ROCHEFORT Robert <text:s text:c="27"/>;35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3;Liste ROZIÈRE Virginie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4;Liste BOVÉ José <text:s text:c="34"/>;61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5;Liste ALLIOT-MARIE Michèle <text:s text:c="23"/>;9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21;Liste MARTINEZ Jean-Claude <text:s text:c="23"/>;9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23;Liste JUY Monique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10;505;1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5;Liste ALIOT Louis <text:s text:c="32"/>;84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6;Liste ROCHEFORT Robert <text:s text:c="27"/>;4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4;Liste BOVÉ José <text:s text:c="34"/>;81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5;Liste ALLIOT-MARIE Michèle <text:s text:c="23"/>;98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7;480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5;Liste ALIOT Louis <text:s text:c="32"/>;3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6;Liste ROCHEFORT Robert <text:s text:c="27"/>;27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9;Liste MELENCHON Jean-Luc <text:s text:c="25"/>;2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3;Liste ROZIÈRE Virginie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4;Liste BOVÉ José <text:s text:c="34"/>;49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5;Liste ALLIOT-MARIE Michèle <text:s text:c="23"/>;37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5;251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;Liste HONDEMA-MOKRANE Faïrouz <text:s text:c="20"/>;1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5;Liste ALIOT Louis <text:s text:c="32"/>;58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1;Liste MAHUET Eric <text:s text:c="32"/>;6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3;Liste ROZIÈRE Virginie <text:s text:c="27"/>;69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4;Liste BOVÉ José <text:s text:c="34"/>;71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5;Liste ALLIOT-MARIE Michèle <text:s text:c="23"/>;59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6;Liste BOUSSION Joseph <text:s text:c="28"/>;13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6;378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5;Liste ALIOT Louis <text:s text:c="32"/>;72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9;Liste MELENCHON Jean-Luc <text:s text:c="25"/>;48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4;Liste BOVÉ José <text:s text:c="34"/>;76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5;Liste ALLIOT-MARIE Michèle <text:s text:c="23"/>;74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6;Liste BOUSSION Joseph <text:s text:c="28"/>;24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8;Liste NÈGRE Anne <text:s text:c="33"/>;9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7;446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5;Liste ALIOT Louis <text:s text:c="32"/>;6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6;Liste ROCHEFORT Robert <text:s text:c="27"/>;23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9;Liste MELENCHON Jean-Luc <text:s text:c="25"/>;5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0;Liste HUSSET Marie Jeanne <text:s text:c="24"/>;11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3;Liste ROZIÈRE Virginie <text:s text:c="27"/>;67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4;Liste BOVÉ José <text:s text:c="34"/>;109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5;Liste ALLIOT-MARIE Michèle <text:s text:c="23"/>;38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3;421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5;Liste ALIOT Louis <text:s text:c="32"/>;5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6;Liste ROCHEFORT Robert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9;Liste MELENCHON Jean-Luc <text:s text:c="25"/>;47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3;Liste ROZIÈRE Virginie <text:s text:c="27"/>;68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4;Liste BOVÉ José <text:s text:c="34"/>;85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5;Liste ALLIOT-MARIE Michèle <text:s text:c="23"/>;55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6;Liste BOUSSION Joseph <text:s text:c="28"/>;36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10;414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;Liste HONDEMA-MOKRANE Faïrouz <text:s text:c="20"/>;1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5;Liste ALIOT Louis <text:s text:c="32"/>;72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6;Liste ROCHEFORT Robert <text:s text:c="27"/>;46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9;Liste MELENCHON Jean-Luc <text:s text:c="25"/>;63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3;Liste ROZIÈRE Virginie <text:s text:c="27"/>;83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4;Liste BOVÉ José <text:s text:c="34"/>;129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5;Liste ALLIOT-MARIE Michèle <text:s text:c="23"/>;62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6;Liste BOUSSION Joseph <text:s text:c="28"/>;35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8;Liste NÈGRE Anne <text:s text:c="33"/>;8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19;Liste CHAMAGNE Régis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8;549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5;Liste ALIOT Louis <text:s text:c="32"/>;85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6;Liste ROCHEFORT Robert <text:s text:c="27"/>;5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9;Liste MELENCHON Jean-Luc <text:s text:c="25"/>;35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2;Liste POUTOU Philippe <text:s text:c="28"/>;8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3;Liste ROZIÈRE Virginie <text:s text:c="27"/>;9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4;Liste BOVÉ José <text:s text:c="34"/>;98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5;Liste ALLIOT-MARIE Michèle <text:s text:c="23"/>;69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22;Liste LESELLIER Pascal <text:s text:c="27"/>;15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19;503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5;Liste ALIOT Louis <text:s text:c="32"/>;76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6;Liste ROCHEFORT Robert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9;Liste MELENCHON Jean-Luc <text:s text:c="25"/>;46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3;Liste ROZIÈRE Virginie <text:s text:c="27"/>;7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4;Liste BOVÉ José <text:s text:c="34"/>;105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5;Liste ALLIOT-MARIE Michèle <text:s text:c="23"/>;66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6;Liste BOUSSION Joseph <text:s text:c="28"/>;24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9;463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5;Liste ALIOT Louis <text:s text:c="32"/>;111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6;Liste ROCHEFORT Robert <text:s text:c="27"/>;33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3;Liste ROZIÈRE Virginie <text:s text:c="27"/>;66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4;Liste BOVÉ José <text:s text:c="34"/>;85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6;Liste BOUSSION Joseph <text:s text:c="28"/>;2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22;Liste LESELLIER Pascal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13;486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2;Liste TORREMOCHA Sandra <text:s text:c="26"/>;9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5;Liste ALIOT Louis <text:s text:c="32"/>;162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6;Liste ROCHEFORT Robert <text:s text:c="27"/>;45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3;Liste ROZIÈRE Virginie <text:s text:c="27"/>;98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4;Liste BOVÉ José <text:s text:c="34"/>;87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19;594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5;Liste ALIOT Louis <text:s text:c="32"/>;92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6;Liste ROCHEFORT Robert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3;Liste ROZIÈRE Virginie <text:s text:c="27"/>;58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4;Liste BOVÉ José <text:s text:c="34"/>;45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5;Liste ALLIOT-MARIE Michèle <text:s text:c="23"/>;59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23;Liste JUY Monique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19;364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5;Liste ALIOT Louis <text:s text:c="32"/>;64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6;Liste ROCHEFORT Robert <text:s text:c="27"/>;24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3;Liste ROZIÈRE Virginie <text:s text:c="27"/>;51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4;Liste BOVÉ José <text:s text:c="34"/>;46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5;Liste ALLIOT-MARIE Michèle <text:s text:c="23"/>;47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17;303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5;Liste ALIOT Louis <text:s text:c="32"/>;77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9;Liste MELENCHON Jean-Luc <text:s text:c="25"/>;2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3;Liste ROZIÈRE Virginie <text:s text:c="27"/>;63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4;Liste BOVÉ José <text:s text:c="34"/>;43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5;Liste ALLIOT-MARIE Michèle <text:s text:c="23"/>;5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5;317;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5;Liste ALIOT Louis <text:s text:c="32"/>;82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3;Liste ROZIÈRE Virginie <text:s text:c="27"/>;7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4;Liste BOVÉ José <text:s text:c="34"/>;7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5;Liste ALLIOT-MARIE Michèle <text:s text:c="23"/>;83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;432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5;Liste ALIOT Louis <text:s text:c="32"/>;76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6;Liste ROCHEFORT Robert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9;Liste MELENCHON Jean-Luc <text:s text:c="25"/>;33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3;Liste ROZIÈRE Virginie <text:s text:c="27"/>;86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4;Liste BOVÉ José <text:s text:c="34"/>;74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5;Liste ALLIOT-MARIE Michèle <text:s text:c="23"/>;92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6;Liste BOUSSION Joseph <text:s text:c="28"/>;2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22;Liste LESELLIER Pascal <text:s text:c="27"/>;15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6;459;3;25;Liste GROS Martine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5;Liste ALIOT Louis <text:s text:c="32"/>;9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6;Liste ROCHEFORT Robert <text:s text:c="27"/>;56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5;Liste ALLIOT-MARIE Michèle <text:s text:c="23"/>;98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6;Liste BOUSSION Joseph <text:s text:c="28"/>;15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6;489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5;Liste ALIOT Louis <text:s text:c="32"/>;135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3;Liste ROZIÈRE Virginie <text:s text:c="27"/>;71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4;Liste BOVÉ José <text:s text:c="34"/>;66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14;476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5;Liste ALIOT Louis <text:s text:c="32"/>;94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6;Liste ROCHEFORT Robert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9;Liste MELENCHON Jean-Luc <text:s text:c="25"/>;32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3;Liste ROZIÈRE Virginie <text:s text:c="27"/>;6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4;Liste BOVÉ José <text:s text:c="34"/>;35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5;Liste ALLIOT-MARIE Michèle <text:s text:c="23"/>;58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7;328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5;Liste ALIOT Louis <text:s text:c="32"/>;115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6;Liste ROCHEFORT Robert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9;Liste MELENCHON Jean-Luc <text:s text:c="25"/>;32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3;Liste ROZIÈRE Virginie <text:s text:c="27"/>;64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4;Liste BOVÉ José <text:s text:c="34"/>;43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5;Liste ALLIOT-MARIE Michèle <text:s text:c="23"/>;65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5;386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5;Liste ALIOT Louis <text:s text:c="32"/>;116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6;Liste ROCHEFORT Robert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9;Liste MELENCHON Jean-Luc <text:s text:c="25"/>;47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0;Liste HUSSET Marie Jeanne <text:s text:c="24"/>;11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3;Liste ROZIÈRE Virginie <text:s text:c="27"/>;49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4;Liste BOVÉ José <text:s text:c="34"/>;37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5;Liste ALLIOT-MARIE Michèle <text:s text:c="23"/>;52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9;366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5;Liste ALIOT Louis <text:s text:c="32"/>;97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6;Liste ROCHEFORT Robert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3;Liste ROZIÈRE Virginie <text:s text:c="27"/>;7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4;Liste BOVÉ José <text:s text:c="34"/>;37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5;Liste ALLIOT-MARIE Michèle <text:s text:c="23"/>;51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7;367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5;Liste ALIOT Louis <text:s text:c="32"/>;117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6;Liste ROCHEFORT Robert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9;Liste MELENCHON Jean-Luc <text:s text:c="25"/>;46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3;Liste ROZIÈRE Virginie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4;Liste BOVÉ José <text:s text:c="34"/>;4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5;Liste ALLIOT-MARIE Michèle <text:s text:c="23"/>;6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2;398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2;Liste TORREMOCHA Sandra <text:s text:c="26"/>;11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5;Liste ALIOT Louis <text:s text:c="32"/>;17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9;Liste MELENCHON Jean-Luc <text:s text:c="25"/>;67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3;Liste ROZIÈRE Virginie <text:s text:c="27"/>;5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4;Liste BOVÉ José <text:s text:c="34"/>;5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5;Liste ALLIOT-MARIE Michèle <text:s text:c="23"/>;63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6;Liste BOUSSION Joseph <text:s text:c="28"/>;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20;502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5;Liste ALIOT Louis <text:s text:c="32"/>;82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6;Liste ROCHEFORT Robert <text:s text:c="27"/>;3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9;Liste MELENCHON Jean-Luc <text:s text:c="25"/>;45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3;Liste ROZIÈRE Virginie <text:s text:c="27"/>;91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5;Liste ALLIOT-MARIE Michèle <text:s text:c="23"/>;7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6;Liste BOUSSION Joseph <text:s text:c="28"/>;2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2;460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5;Liste ALIOT Louis <text:s text:c="32"/>;116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6;Liste ROCHEFORT Robert <text:s text:c="27"/>;25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9;Liste MELENCHON Jean-Luc <text:s text:c="25"/>;26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3;Liste ROZIÈRE Virginie <text:s text:c="27"/>;67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4;Liste BOVÉ José <text:s text:c="34"/>;49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5;Liste ALLIOT-MARIE Michèle <text:s text:c="23"/>;83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6;Liste BOUSSION Joseph <text:s text:c="28"/>;13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7;413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5;Liste ALIOT Louis <text:s text:c="32"/>;47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6;Liste ROCHEFORT Robert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3;Liste ROZIÈRE Virginie <text:s text:c="27"/>;42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4;Liste BOVÉ José <text:s text:c="34"/>;39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5;Liste ALLIOT-MARIE Michèle <text:s text:c="23"/>;34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6;Liste BOUSSION Joseph <text:s text:c="28"/>;8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8;239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5;Liste ALIOT Louis <text:s text:c="32"/>;46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6;Liste ROCHEFORT Robert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3;Liste ROZIÈRE Virginie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4;Liste BOVÉ José <text:s text:c="34"/>;27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5;Liste ALLIOT-MARIE Michèle <text:s text:c="23"/>;25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6;Liste BOUSSION Joseph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5;185;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5;Liste ALIOT Louis <text:s text:c="32"/>;114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6;Liste ROCHEFORT Robert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9;Liste MELENCHON Jean-Luc <text:s text:c="25"/>;3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3;Liste ROZIÈRE Virginie <text:s text:c="27"/>;9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4;Liste BOVÉ José <text:s text:c="34"/>;93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5;Liste ALLIOT-MARIE Michèle <text:s text:c="23"/>;8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21;Liste MARTINEZ Jean-Claude <text:s text:c="23"/>;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22;Liste LESELLIER Pascal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2;534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5;Liste ALIOT Louis <text:s text:c="32"/>;76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6;Liste ROCHEFORT Robert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9;Liste MELENCHON Jean-Luc <text:s text:c="25"/>;5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3;Liste ROZIÈRE Virginie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4;Liste BOVÉ José <text:s text:c="34"/>;48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5;Liste ALLIOT-MARIE Michèle <text:s text:c="23"/>;46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21;Liste MARTINEZ Jean-Claude <text:s text:c="23"/>;8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10;362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5;Liste ALIOT Louis <text:s text:c="32"/>;51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6;Liste ROCHEFORT Robert <text:s text:c="27"/>;32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3;Liste ROZIÈRE Virginie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4;Liste BOVÉ José <text:s text:c="34"/>;93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5;Liste ALLIOT-MARIE Michèle <text:s text:c="23"/>;58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6;Liste BOUSSION Joseph <text:s text:c="28"/>;15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8;Liste NÈGRE Anne <text:s text:c="33"/>;7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24;Liste CAMUS Renaud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10;414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5;Liste ALIOT Louis <text:s text:c="32"/>;72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6;Liste ROCHEFORT Robert <text:s text:c="27"/>;49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7;Liste MARTY Philippe <text:s text:c="29"/>;11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3;Liste ROZIÈRE Virginie <text:s text:c="27"/>;78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5;Liste ALLIOT-MARIE Michèle <text:s text:c="23"/>;83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6;Liste BOUSSION Joseph <text:s text:c="28"/>;24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24;Liste CAMUS Renaud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;479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5;Liste ALIOT Louis <text:s text:c="32"/>;49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9;Liste MELENCHON Jean-Luc <text:s text:c="25"/>;26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3;Liste ROZIÈRE Virginie <text:s text:c="27"/>;6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4;Liste BOVÉ José <text:s text:c="34"/>;6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5;Liste ALLIOT-MARIE Michèle <text:s text:c="23"/>;87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6;Liste BOUSSION Joseph <text:s text:c="28"/>;16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6;370;1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5;Liste ALIOT Louis <text:s text:c="32"/>;49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4;Liste BOVÉ José <text:s text:c="34"/>;97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5;Liste ALLIOT-MARIE Michèle <text:s text:c="23"/>;8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6;Liste BOUSSION Joseph <text:s text:c="28"/>;21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5;419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5;Liste ALIOT Louis <text:s text:c="32"/>;6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9;Liste MELENCHON Jean-Luc <text:s text:c="25"/>;5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3;Liste ROZIÈRE Virginie <text:s text:c="27"/>;103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4;Liste BOVÉ José <text:s text:c="34"/>;147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5;Liste ALLIOT-MARIE Michèle <text:s text:c="23"/>;10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6;Liste BOUSSION Joseph <text:s text:c="28"/>;38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10;579;1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3;Liste TELLECHEA Jean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5;Liste ALIOT Louis <text:s text:c="32"/>;103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6;Liste ROCHEFORT Robert <text:s text:c="27"/>;32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9;Liste MELENCHON Jean-Luc <text:s text:c="25"/>;53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4;Liste BOVÉ José <text:s text:c="34"/>;154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5;Liste ALLIOT-MARIE Michèle <text:s text:c="23"/>;53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6;Liste BOUSSION Joseph <text:s text:c="28"/>;33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8;Liste NÈGRE Anne <text:s text:c="33"/>;7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3;562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5;Liste ALIOT Louis <text:s text:c="32"/>;89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6;Liste ROCHEFORT Robert <text:s text:c="27"/>;4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9;Liste MELENCHON Jean-Luc <text:s text:c="25"/>;61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1;Liste MAHUET Eric <text:s text:c="32"/>;6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3;Liste ROZIÈRE Virginie <text:s text:c="27"/>;11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4;Liste BOVÉ José <text:s text:c="34"/>;106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5;Liste ALLIOT-MARIE Michèle <text:s text:c="23"/>;7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6;Liste BOUSSION Joseph <text:s text:c="28"/>;28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22;Liste LESELLIER Pascal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8;561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5;Liste ALIOT Louis <text:s text:c="32"/>;78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6;Liste ROCHEFORT Robert <text:s text:c="27"/>;21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9;Liste MELENCHON Jean-Luc <text:s text:c="25"/>;27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3;Liste ROZIÈRE Virginie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4;Liste BOVÉ José <text:s text:c="34"/>;55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5;Liste ALLIOT-MARIE Michèle <text:s text:c="23"/>;7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7;354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5;Liste ALIOT Louis <text:s text:c="32"/>;111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6;Liste ROCHEFORT Robert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9;Liste MELENCHON Jean-Luc <text:s text:c="25"/>;54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3;Liste ROZIÈRE Virginie <text:s text:c="27"/>;72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4;Liste BOVÉ José <text:s text:c="34"/>;72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5;Liste ALLIOT-MARIE Michèle <text:s text:c="23"/>;71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8;477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5;Liste ALIOT Louis <text:s text:c="32"/>;89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6;Liste ROCHEFORT Robert <text:s text:c="27"/>;38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3;Liste ROZIÈRE Virginie <text:s text:c="27"/>;4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4;Liste BOVÉ José <text:s text:c="34"/>;57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5;Liste ALLIOT-MARIE Michèle <text:s text:c="23"/>;85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21;Liste MARTINEZ Jean-Claude <text:s text:c="23"/>;8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2;389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;Liste HONDEMA-MOKRANE Faïrouz <text:s text:c="20"/>;1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5;Liste ALIOT Louis <text:s text:c="32"/>;56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3;Liste ROZIÈRE Virginie <text:s text:c="27"/>;58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4;Liste BOVÉ José <text:s text:c="34"/>;61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5;Liste ALLIOT-MARIE Michèle <text:s text:c="23"/>;46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5;329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5;Liste ALIOT Louis <text:s text:c="32"/>;65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6;Liste ROCHEFORT Robert <text:s text:c="27"/>;19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3;Liste ROZIÈRE Virginie <text:s text:c="27"/>;55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4;Liste BOVÉ José <text:s text:c="34"/>;64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5;Liste ALLIOT-MARIE Michèle <text:s text:c="23"/>;62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6;Liste BOUSSION Joseph <text:s text:c="28"/>;16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8;356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5;Liste ALIOT Louis <text:s text:c="32"/>;98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9;Liste MELENCHON Jean-Luc <text:s text:c="25"/>;43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3;Liste ROZIÈRE Virginie <text:s text:c="27"/>;69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4;Liste BOVÉ José <text:s text:c="34"/>;71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5;Liste ALLIOT-MARIE Michèle <text:s text:c="23"/>;86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9;462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5;Liste ALIOT Louis <text:s text:c="32"/>;109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6;Liste ROCHEFORT Robert <text:s text:c="27"/>;69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7;Liste MARTY Philippe <text:s text:c="29"/>;12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0;Liste HUSSET Marie Jeanne <text:s text:c="24"/>;11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3;Liste ROZIÈRE Virginie <text:s text:c="27"/>;88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4;Liste BOVÉ José <text:s text:c="34"/>;96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5;Liste ALLIOT-MARIE Michèle <text:s text:c="23"/>;145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22;Liste LESELLIER Pascal <text:s text:c="27"/>;24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8;632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2;Liste TORREMOCHA Sandra <text:s text:c="26"/>;9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5;Liste ALIOT Louis <text:s text:c="32"/>;72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6;Liste ROCHEFORT Robert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3;Liste ROZIÈRE Virginie <text:s text:c="27"/>;35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4;Liste BOVÉ José <text:s text:c="34"/>;24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5;Liste ALLIOT-MARIE Michèle <text:s text:c="23"/>;2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6;Liste BOUSSION Joseph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16;232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5;Liste ALIOT Louis <text:s text:c="32"/>;107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6;Liste ROCHEFORT Robert <text:s text:c="27"/>;55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3;Liste ROZIÈRE Virginie <text:s text:c="27"/>;8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4;Liste BOVÉ José <text:s text:c="34"/>;68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5;Liste ALLIOT-MARIE Michèle <text:s text:c="23"/>;88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8;508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5;Liste ALIOT Louis <text:s text:c="32"/>;117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0;Liste HUSSET Marie Jeanne <text:s text:c="24"/>;12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3;Liste ROZIÈRE Virginie <text:s text:c="27"/>;114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4;Liste BOVÉ José <text:s text:c="34"/>;86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5;Liste ALLIOT-MARIE Michèle <text:s text:c="23"/>;102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6;Liste BOUSSION Joseph <text:s text:c="28"/>;16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20;Liste GHAZOUANE Sami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22;Liste LESELLIER Pascal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7;592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5;Liste ALIOT Louis <text:s text:c="32"/>;142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3;Liste ROZIÈRE Virginie <text:s text:c="27"/>;91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4;Liste BOVÉ José <text:s text:c="34"/>;85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5;Liste ALLIOT-MARIE Michèle <text:s text:c="23"/>;86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23;Liste JUY Monique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11;541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5;Liste ALIOT Louis <text:s text:c="32"/>;77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6;Liste ROCHEFORT Robert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3;Liste ROZIÈRE Virginie <text:s text:c="27"/>;83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4;Liste BOVÉ José <text:s text:c="34"/>;95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5;Liste ALLIOT-MARIE Michèle <text:s text:c="23"/>;96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7;514;1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5;Liste ALIOT Louis <text:s text:c="32"/>;91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6;Liste ROCHEFORT Robert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9;Liste MELENCHON Jean-Luc <text:s text:c="25"/>;49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3;Liste ROZIÈRE Virginie <text:s text:c="27"/>;79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4;Liste BOVÉ José <text:s text:c="34"/>;75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5;Liste ALLIOT-MARIE Michèle <text:s text:c="23"/>;68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6;Liste BOUSSION Joseph <text:s text:c="28"/>;22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7;Liste LENNE Francis <text:s text:c="30"/>;8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9;453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5;Liste ALIOT Louis <text:s text:c="32"/>;45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6;Liste ROCHEFORT Robert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3;Liste ROZIÈRE Virginie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4;Liste BOVÉ José <text:s text:c="34"/>;2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5;Liste ALLIOT-MARIE Michèle <text:s text:c="23"/>;18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6;Liste BOUSSION Joseph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4;192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5;Liste ALIOT Louis <text:s text:c="32"/>;4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6;Liste ROCHEFORT Robert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9;Liste MELENCHON Jean-Luc <text:s text:c="25"/>;2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3;Liste ROZIÈRE Virginie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4;Liste BOVÉ José <text:s text:c="34"/>;16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5;Liste ALLIOT-MARIE Michèle <text:s text:c="23"/>;12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6;Liste BOUSSION Joseph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6;133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5;Liste ALIOT Louis <text:s text:c="32"/>;88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6;Liste ROCHEFORT Robert <text:s text:c="27"/>;1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9;Liste MELENCHON Jean-Luc <text:s text:c="25"/>;3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3;Liste ROZIÈRE Virginie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4;Liste BOVÉ José <text:s text:c="34"/>;28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5;Liste ALLIOT-MARIE Michèle <text:s text:c="23"/>;27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6;Liste BOUSSION Joseph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22;Liste LESELLIER Pascal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4;268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5;Liste ALIOT Louis <text:s text:c="32"/>;46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6;Liste ROCHEFORT Robert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3;Liste ROZIÈRE Virginie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4;Liste BOVÉ José <text:s text:c="34"/>;9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5;Liste ALLIOT-MARIE Michèle <text:s text:c="23"/>;17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6;Liste BOUSSION Joseph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3;149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5;Liste ALIOT Louis <text:s text:c="32"/>;58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6;Liste ROCHEFORT Robert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9;Liste MELENCHON Jean-Luc <text:s text:c="25"/>;15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3;Liste ROZIÈRE Virginie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4;Liste BOVÉ José <text:s text:c="34"/>;16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5;Liste ALLIOT-MARIE Michèle <text:s text:c="23"/>;16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6;Liste BOUSSION Joseph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7;169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5;Liste ALIOT Louis <text:s text:c="32"/>;71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6;Liste ROCHEFORT Robert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9;Liste MELENCHON Jean-Luc <text:s text:c="25"/>;15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3;Liste ROZIÈRE Virginie <text:s text:c="27"/>;25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4;Liste BOVÉ José <text:s text:c="34"/>;2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5;Liste ALLIOT-MARIE Michèle <text:s text:c="23"/>;14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6;Liste BOUSSION Joseph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22;Liste LESELLIER Pascal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5;164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5;Liste ALIOT Louis <text:s text:c="32"/>;66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6;Liste ROCHEFORT Robert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9;Liste MELENCHON Jean-Luc <text:s text:c="25"/>;29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3;Liste ROZIÈRE Virginie <text:s text:c="27"/>;59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4;Liste BOVÉ José <text:s text:c="34"/>;19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5;Liste ALLIOT-MARIE Michèle <text:s text:c="23"/>;27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6;Liste BOUSSION Joseph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22;Liste LESELLIER Pascal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12;229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5;Liste ALIOT Louis <text:s text:c="32"/>;67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6;Liste ROCHEFORT Robert <text:s text:c="27"/>;23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3;Liste ROZIÈRE Virginie <text:s text:c="27"/>;59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4;Liste BOVÉ José <text:s text:c="34"/>;56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5;Liste ALLIOT-MARIE Michèle <text:s text:c="23"/>;42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6;Liste BOUSSION Joseph <text:s text:c="28"/>;15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15;331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5;Liste ALIOT Louis <text:s text:c="32"/>;9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9;Liste MELENCHON Jean-Luc <text:s text:c="25"/>;59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4;Liste BOVÉ José <text:s text:c="34"/>;37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5;Liste ALLIOT-MARIE Michèle <text:s text:c="23"/>;41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6;Liste BOUSSION Joseph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8;Liste NÈGRE Anne <text:s text:c="33"/>;7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9;363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5;Liste ALIOT Louis <text:s text:c="32"/>;5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6;Liste ROCHEFORT Robert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9;Liste MELENCHON Jean-Luc <text:s text:c="25"/>;45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3;Liste ROZIÈRE Virginie <text:s text:c="27"/>;64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4;Liste BOVÉ José <text:s text:c="34"/>;5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5;Liste ALLIOT-MARIE Michèle <text:s text:c="23"/>;26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6;Liste BOUSSION Joseph <text:s text:c="28"/>;13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10;288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5;Liste ALIOT Louis <text:s text:c="32"/>;4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2;Liste POUTOU Philippe <text:s text:c="28"/>;8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3;Liste ROZIÈRE Virginie <text:s text:c="27"/>;56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4;Liste BOVÉ José <text:s text:c="34"/>;9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5;Liste ALLIOT-MARIE Michèle <text:s text:c="23"/>;83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6;Liste BOUSSION Joseph <text:s text:c="28"/>;3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0;407;1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5;Liste ALIOT Louis <text:s text:c="32"/>;31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6;Liste ROCHEFORT Robert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3;Liste ROZIÈRE Virginie <text:s text:c="27"/>;59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;356;2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5;Liste ALIOT Louis <text:s text:c="32"/>;39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6;Liste ROCHEFORT Robert <text:s text:c="27"/>;58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9;Liste MELENCHON Jean-Luc <text:s text:c="25"/>;39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3;Liste ROZIÈRE Virginie <text:s text:c="27"/>;87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4;Liste BOVÉ José <text:s text:c="34"/>;107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5;Liste ALLIOT-MARIE Michèle <text:s text:c="23"/>;82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6;Liste BOUSSION Joseph <text:s text:c="28"/>;29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23;Liste JUY Monique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6;486;1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5;Liste ALIOT Louis <text:s text:c="32"/>;81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6;Liste ROCHEFORT Robert <text:s text:c="27"/>;87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9;Liste MELENCHON Jean-Luc <text:s text:c="25"/>;39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3;Liste ROZIÈRE Virginie <text:s text:c="27"/>;93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4;Liste BOVÉ José <text:s text:c="34"/>;95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5;Liste ALLIOT-MARIE Michèle <text:s text:c="23"/>;152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6;Liste BOUSSION Joseph <text:s text:c="28"/>;29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22;Liste LESELLIER Pascal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7;625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5;Liste ALIOT Louis <text:s text:c="32"/>;68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9;Liste MELENCHON Jean-Luc <text:s text:c="25"/>;43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4;Liste BOVÉ José <text:s text:c="34"/>;69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5;Liste ALLIOT-MARIE Michèle <text:s text:c="23"/>;72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8;418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5;Liste ALIOT Louis <text:s text:c="32"/>;86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9;Liste MELENCHON Jean-Luc <text:s text:c="25"/>;25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3;Liste ROZIÈRE Virginie <text:s text:c="27"/>;6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4;Liste BOVÉ José <text:s text:c="34"/>;65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5;Liste ALLIOT-MARIE Michèle <text:s text:c="23"/>;49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11;360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5;Liste ALIOT Louis <text:s text:c="32"/>;7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6;Liste ROCHEFORT Robert <text:s text:c="27"/>;61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1;Liste MAHUET Eric <text:s text:c="32"/>;6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3;Liste ROZIÈRE Virginie <text:s text:c="27"/>;88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4;Liste BOVÉ José <text:s text:c="34"/>;89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5;Liste ALLIOT-MARIE Michèle <text:s text:c="23"/>;94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6;Liste BOUSSION Joseph <text:s text:c="28"/>;28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22;Liste LESELLIER Pascal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6;521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5;Liste ALIOT Louis <text:s text:c="32"/>;7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6;Liste ROCHEFORT Robert <text:s text:c="27"/>;5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9;Liste MELENCHON Jean-Luc <text:s text:c="25"/>;35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1;Liste MAHUET Eric <text:s text:c="32"/>;8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4;Liste BOVÉ José <text:s text:c="34"/>;94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5;Liste ALLIOT-MARIE Michèle <text:s text:c="23"/>;79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6;Liste BOUSSION Joseph <text:s text:c="28"/>;33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21;Liste MARTINEZ Jean-Claude <text:s text:c="23"/>;12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3;487;1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5;Liste ALIOT Louis <text:s text:c="32"/>;115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6;Liste ROCHEFORT Robert <text:s text:c="27"/>;44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9;Liste MELENCHON Jean-Luc <text:s text:c="25"/>;53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3;Liste ROZIÈRE Virginie <text:s text:c="27"/>;114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4;Liste BOVÉ José <text:s text:c="34"/>;65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5;Liste ALLIOT-MARIE Michèle <text:s text:c="23"/>;103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8;Liste NÈGRE Anne <text:s text:c="33"/>;8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6;562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5;Liste ALIOT Louis <text:s text:c="32"/>;99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6;Liste ROCHEFORT Robert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9;Liste MELENCHON Jean-Luc <text:s text:c="25"/>;57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3;Liste ROZIÈRE Virginie <text:s text:c="27"/>;71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4;Liste BOVÉ José <text:s text:c="34"/>;127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5;Liste ALLIOT-MARIE Michèle <text:s text:c="23"/>;5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11;484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5;Liste ALIOT Louis <text:s text:c="32"/>;12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6;Liste ROCHEFORT Robert <text:s text:c="27"/>;22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4;Liste BOVÉ José <text:s text:c="34"/>;67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5;Liste ALLIOT-MARIE Michèle <text:s text:c="23"/>;68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6;Liste BOUSSION Joseph <text:s text:c="28"/>;9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15;440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5;Liste ALIOT Louis <text:s text:c="32"/>;123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6;Liste ROCHEFORT Robert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9;Liste MELENCHON Jean-Luc <text:s text:c="25"/>;48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3;Liste ROZIÈRE Virginie <text:s text:c="27"/>;61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4;Liste BOVÉ José <text:s text:c="34"/>;65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5;Liste ALLIOT-MARIE Michèle <text:s text:c="23"/>;32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17;401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5;Liste ALIOT Louis <text:s text:c="32"/>;4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6;Liste ROCHEFORT Robert <text:s text:c="27"/>;27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9;Liste MELENCHON Jean-Luc <text:s text:c="25"/>;33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3;Liste ROZIÈRE Virginie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4;Liste BOVÉ José <text:s text:c="34"/>;42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5;Liste ALLIOT-MARIE Michèle <text:s text:c="23"/>;5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1;271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5;Liste ALIOT Louis <text:s text:c="32"/>;94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6;Liste ROCHEFORT Robert <text:s text:c="27"/>;49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9;Liste MELENCHON Jean-Luc <text:s text:c="25"/>;46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3;Liste ROZIÈRE Virginie <text:s text:c="27"/>;14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4;Liste BOVÉ José <text:s text:c="34"/>;94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5;Liste ALLIOT-MARIE Michèle <text:s text:c="23"/>;72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9;565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6;Liste ROCHEFORT Robert <text:s text:c="27"/>;3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9;Liste MELENCHON Jean-Luc <text:s text:c="25"/>;25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3;Liste ROZIÈRE Virginie <text:s text:c="27"/>;46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4;Liste BOVÉ José <text:s text:c="34"/>;47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5;Liste ALLIOT-MARIE Michèle <text:s text:c="23"/>;26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7;274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5;Liste ALIOT Louis <text:s text:c="32"/>;86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3;Liste ROZIÈRE Virginie <text:s text:c="27"/>;107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4;Liste BOVÉ José <text:s text:c="34"/>;9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7;486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5;Liste ALIOT Louis <text:s text:c="32"/>;11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9;Liste MELENCHON Jean-Luc <text:s text:c="25"/>;43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3;Liste ROZIÈRE Virginie <text:s text:c="27"/>;95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4;Liste BOVÉ José <text:s text:c="34"/>;95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5;Liste ALLIOT-MARIE Michèle <text:s text:c="23"/>;96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22;Liste LESELLIER Pascal <text:s text:c="27"/>;19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7;547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5;Liste ALIOT Louis <text:s text:c="32"/>;124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3;Liste ROZIÈRE Virginie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4;Liste BOVÉ José <text:s text:c="34"/>;76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5;Liste ALLIOT-MARIE Michèle <text:s text:c="23"/>;82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6;Liste BOUSSION Joseph <text:s text:c="28"/>;2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9;499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5;Liste ALIOT Louis <text:s text:c="32"/>;126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6;Liste ROCHEFORT Robert <text:s text:c="27"/>;44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9;Liste MELENCHON Jean-Luc <text:s text:c="25"/>;5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3;Liste ROZIÈRE Virginie <text:s text:c="27"/>;66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4;Liste BOVÉ José <text:s text:c="34"/>;112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5;Liste ALLIOT-MARIE Michèle <text:s text:c="23"/>;95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22;Liste LESELLIER Pascal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11;563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5;Liste ALIOT Louis <text:s text:c="32"/>;68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6;Liste ROCHEFORT Robert <text:s text:c="27"/>;33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9;Liste MELENCHON Jean-Luc <text:s text:c="25"/>;27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3;Liste ROZIÈRE Virginie <text:s text:c="27"/>;57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4;Liste BOVÉ José <text:s text:c="34"/>;54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5;Liste ALLIOT-MARIE Michèle <text:s text:c="23"/>;59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10;327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5;Liste ALIOT Louis <text:s text:c="32"/>;91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6;Liste ROCHEFORT Robert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3;Liste ROZIÈRE Virginie <text:s text:c="27"/>;88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4;Liste BOVÉ José <text:s text:c="34"/>;76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5;Liste ALLIOT-MARIE Michèle <text:s text:c="23"/>;6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8;459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5;Liste ALIOT Louis <text:s text:c="32"/>;108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3;Liste ROZIÈRE Virginie <text:s text:c="27"/>;68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4;Liste BOVÉ José <text:s text:c="34"/>;69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5;Liste ALLIOT-MARIE Michèle <text:s text:c="23"/>;63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6;Liste BOUSSION Joseph <text:s text:c="28"/>;21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7;437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6;Liste ROCHEFORT Robert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3;Liste ROZIÈRE Virginie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4;Liste BOVÉ José <text:s text:c="34"/>;26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5;Liste ALLIOT-MARIE Michèle <text:s text:c="23"/>;26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6;Liste BOUSSION Joseph <text:s text:c="28"/>;9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16;234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5;Liste ALIOT Louis <text:s text:c="32"/>;85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6;Liste ROCHEFORT Robert <text:s text:c="27"/>;35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3;Liste ROZIÈRE Virginie <text:s text:c="27"/>;74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4;Liste BOVÉ José <text:s text:c="34"/>;6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5;Liste ALLIOT-MARIE Michèle <text:s text:c="23"/>;36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6;365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5;Liste ALIOT Louis <text:s text:c="32"/>;104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9;Liste MELENCHON Jean-Luc <text:s text:c="25"/>;35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3;Liste ROZIÈRE Virginie <text:s text:c="27"/>;98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4;Liste BOVÉ José <text:s text:c="34"/>;8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5;Liste ALLIOT-MARIE Michèle <text:s text:c="23"/>;131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6;Liste BOUSSION Joseph <text:s text:c="28"/>;3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13;550;1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5;Liste ALIOT Louis <text:s text:c="32"/>;101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6;Liste ROCHEFORT Robert <text:s text:c="27"/>;44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3;Liste ROZIÈRE Virginie <text:s text:c="27"/>;97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5;Liste ALLIOT-MARIE Michèle <text:s text:c="23"/>;108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7;Liste LENNE Francis <text:s text:c="30"/>;9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22;Liste LESELLIER Pascal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13;533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5;Liste ALIOT Louis <text:s text:c="32"/>;47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9;Liste MELENCHON Jean-Luc <text:s text:c="25"/>;31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3;Liste ROZIÈRE Virginie <text:s text:c="27"/>;5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4;Liste BOVÉ José <text:s text:c="34"/>;4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5;Liste ALLIOT-MARIE Michèle <text:s text:c="23"/>;35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6;Liste BOUSSION Joseph <text:s text:c="28"/>;16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23;Liste JUY Monique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8;287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5;Liste ALIOT Louis <text:s text:c="32"/>;37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6;Liste ROCHEFORT Robert <text:s text:c="27"/>;27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9;Liste MELENCHON Jean-Luc <text:s text:c="25"/>;25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3;Liste ROZIÈRE Virginie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4;Liste BOVÉ José <text:s text:c="34"/>;59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5;Liste ALLIOT-MARIE Michèle <text:s text:c="23"/>;36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6;Liste BOUSSION Joseph <text:s text:c="28"/>;1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5;265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5;Liste ALIOT Louis <text:s text:c="32"/>;66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6;Liste ROCHEFORT Robert <text:s text:c="27"/>;5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9;Liste MELENCHON Jean-Luc <text:s text:c="25"/>;26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3;Liste ROZIÈRE Virginie <text:s text:c="27"/>;89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4;Liste BOVÉ José <text:s text:c="34"/>;81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5;Liste ALLIOT-MARIE Michèle <text:s text:c="23"/>;96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0;463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6;Liste ROCHEFORT Robert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3;Liste ROZIÈRE Virginie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4;Liste BOVÉ José <text:s text:c="34"/>;21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5;Liste ALLIOT-MARIE Michèle <text:s text:c="23"/>;19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6;Liste BOUSSION Joseph <text:s text:c="28"/>;8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8;204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5;Liste ALIOT Louis <text:s text:c="32"/>;6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6;Liste ROCHEFORT Robert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9;Liste MELENCHON Jean-Luc <text:s text:c="25"/>;16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3;Liste ROZIÈRE Virginie <text:s text:c="27"/>;6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4;Liste BOVÉ José <text:s text:c="34"/>;45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5;Liste ALLIOT-MARIE Michèle <text:s text:c="23"/>;49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4;280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5;Liste ALIOT Louis <text:s text:c="32"/>;5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9;Liste MELENCHON Jean-Luc <text:s text:c="25"/>;26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3;Liste ROZIÈRE Virginie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4;Liste BOVÉ José <text:s text:c="34"/>;3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5;Liste ALLIOT-MARIE Michèle <text:s text:c="23"/>;37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6;Liste BOUSSION Joseph <text:s text:c="28"/>;15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24;Liste CAMUS Renaud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4;262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5;Liste ALIOT Louis <text:s text:c="32"/>;33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6;Liste ROCHEFORT Robert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9;Liste MELENCHON Jean-Luc <text:s text:c="25"/>;16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3;Liste ROZIÈRE Virginie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4;Liste BOVÉ José <text:s text:c="34"/>;37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5;Liste ALLIOT-MARIE Michèle <text:s text:c="23"/>;26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6;Liste BOUSSION Joseph <text:s text:c="28"/>;9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7;183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5;Liste ALIOT Louis <text:s text:c="32"/>;53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6;Liste ROCHEFORT Robert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9;Liste MELENCHON Jean-Luc <text:s text:c="25"/>;29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3;Liste ROZIÈRE Virginie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4;Liste BOVÉ José <text:s text:c="34"/>;47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5;Liste ALLIOT-MARIE Michèle <text:s text:c="23"/>;3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4;256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5;Liste ALIOT Louis <text:s text:c="32"/>;69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6;Liste ROCHEFORT Robert <text:s text:c="27"/>;47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3;Liste ROZIÈRE Virginie <text:s text:c="27"/>;109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4;Liste BOVÉ José <text:s text:c="34"/>;8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5;Liste ALLIOT-MARIE Michèle <text:s text:c="23"/>;49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9;456;10;25;Liste GROS Martine <text:s text:c="31"/>;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2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76" meta:object-count="0"/>
    <meta:generator>OpenOffice/4.0.1$Win32 OpenOffice.org_project/401m5$Build-9714</meta:generator>
  </office:meta>
</office:document-meta>
</file>